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3" svg:font-family="Times, Sherif" style:font-adornments="Bold"/>
    <style:font-face style:name="Times1" svg:font-family="Times, Sherif" style:font-adornments="Italic"/>
    <style:font-face style:name="Times2" svg:font-family="Times, Serif" style:font-adornments="Bold" style:font-family-generic="roman"/>
    <style:font-face style:name="Times" svg:font-family="Times, Serif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6.004cm" table:align="center"/>
    </style:style>
    <style:style style:name="Table6.A" style:family="table-column">
      <style:table-column-properties style:column-width="3.942cm"/>
    </style:style>
    <style:style style:name="Table6.B" style:family="table-column">
      <style:table-column-properties style:column-width="12.061cm"/>
    </style:style>
    <style:style style:name="Table6.A1" style:family="table-cell">
      <style:table-cell-properties fo:padding="0.049cm" fo:border="0.002cm solid #ffffff"/>
    </style:style>
    <style:style style:name="Table6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6.A3" style:family="table-cell">
      <style:table-cell-properties fo:padding="0.049cm" fo:border-left="0.002cm solid #ffffff" fo:border-right="none" fo:border-top="none" fo:border-bottom="0.002cm solid #ffffff"/>
    </style:style>
    <style:style style:name="Table1" style:family="table">
      <style:table-properties style:width="16.004cm" table:align="center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6.057cm"/>
    </style:style>
    <style:style style:name="Table1.C" style:family="table-column">
      <style:table-column-properties style:column-width="6.004cm"/>
    </style:style>
    <style:style style:name="Table1.A1" style:family="table-cell">
      <style:table-cell-properties fo:padding="0.049cm" fo:border="0.002cm solid #ffffff"/>
    </style:style>
    <style:style style:name="Table1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1.A4" style:family="table-cell">
      <style:table-cell-properties fo:padding="0.049cm" fo:border-left="0.002cm solid #ffffff" fo:border-right="none" fo:border-top="none" fo:border-bottom="0.002cm solid #ffffff"/>
    </style:style>
    <style:style style:name="Table2" style:family="table">
      <style:table-properties style:width="16.004cm" table:align="center"/>
    </style:style>
    <style:style style:name="Table2.A" style:family="table-column">
      <style:table-column-properties style:column-width="3.942cm"/>
    </style:style>
    <style:style style:name="Table2.B" style:family="table-column">
      <style:table-column-properties style:column-width="6.031cm"/>
    </style:style>
    <style:style style:name="Table2.A1" style:family="table-cell">
      <style:table-cell-properties fo:padding="0.049cm" fo:border="0.002cm solid #ffffff"/>
    </style:style>
    <style:style style:name="Table2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2.A4" style:family="table-cell">
      <style:table-cell-properties fo:padding="0.049cm" fo:border-left="0.002cm solid #ffffff" fo:border-right="none" fo:border-top="none" fo:border-bottom="0.002cm solid #ffffff"/>
    </style:style>
    <style:style style:name="Table3" style:family="table">
      <style:table-properties style:width="16.002cm" table:align="center"/>
    </style:style>
    <style:style style:name="Table3.A" style:family="table-column">
      <style:table-column-properties style:column-width="16.002cm"/>
    </style:style>
    <style:style style:name="Table3.A1" style:family="table-cell">
      <style:table-cell-properties fo:padding="0.051cm" fo:border="0.002cm solid #ffffff"/>
    </style:style>
    <style:style style:name="Table3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5" style:family="table">
      <style:table-properties style:width="16.004cm" table:align="center"/>
    </style:style>
    <style:style style:name="Table5.A" style:family="table-column">
      <style:table-column-properties style:column-width="3.942cm"/>
    </style:style>
    <style:style style:name="Table5.B" style:family="table-column">
      <style:table-column-properties style:column-width="12.061cm"/>
    </style:style>
    <style:style style:name="Table5.A1" style:family="table-cell">
      <style:table-cell-properties fo:padding="0.049cm" fo:border="0.002cm solid #ffffff"/>
    </style:style>
    <style:style style:name="Table5.A2" style:family="table-cell">
      <style:table-cell-properties fo:padding="0.049cm" fo:border-left="0.002cm solid #ffffff" fo:border-right="0.002cm solid #ffffff" fo:border-top="none" fo:border-bottom="0.002cm solid #ffffff"/>
    </style:style>
    <style:style style:name="Table5.A4" style:family="table-cell">
      <style:table-cell-properties fo:padding="0.049cm" fo:border-left="0.002cm solid #ffffff" fo:border-right="none" fo:border-top="none" fo:border-bottom="0.002cm solid #ffffff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.009cm" fo:margin-right="-0.071cm" fo:text-align="center" style:justify-single-word="false" fo:text-indent="0cm" style:auto-text-indent="false">
        <style:tab-stops/>
      </style:paragraph-properties>
    </style:style>
    <style:style style:name="P3" style:family="paragraph" style:parent-style-name="Table_20_Contents">
      <style:paragraph-properties fo:margin-left="0.009cm" fo:margin-right="-0.071cm" fo:text-indent="0cm" style:auto-text-indent="false">
        <style:tab-stops/>
      </style:paragraph-properties>
    </style:style>
    <style:style style:name="P4" style:family="paragraph" style:parent-style-name="Table_20_Contents">
      <style:paragraph-properties fo:margin-left="0.009cm" fo:margin-right="-0.071cm" fo:text-align="center" style:justify-single-word="false" fo:text-indent="0cm" style:auto-text-indent="false">
        <style:tab-stops/>
      </style:paragraph-properties>
    </style:style>
    <style:style style:name="P5" style:family="paragraph" style:parent-style-name="Table_20_Contents">
      <style:paragraph-properties fo:margin-left="0.009cm" fo:margin-right="-0.097cm" fo:text-indent="0cm" style:auto-text-indent="false">
        <style:tab-stops/>
      </style:paragraph-properties>
    </style:style>
    <style:style style:name="P6" style:family="paragraph" style:parent-style-name="Standard" style:master-page-name="HTML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Ruby_20_Code">sections = data[0]</text:span></text:p>
      <text:p text:style-name="Standard"><text:span text:style-name="Ruby_20_Code">address = data[1]</text:span></text:p>
      <text:p text:style-name="Standard"><text:span text:style-name="Ruby_20_Code">sections.each do |section|</text:span></text:p>
      <text:p text:style-name="Standard"><text:span text:style-name="Ruby_20_Code">section.name</text:span></text:p>
      <text:p text:style-name="Standard"><text:span text:style-name="Ruby_20_Code">if section.type == "GeneralSection"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6.A2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6.A3" office:value-type="string">
            <text:p text:style-name="P5"><text:span text:style-name="Ruby_20_Literal">span("sectionName",section.name.upcase)</text:span></text:p>
          </table:table-cell>
          <table:table-cell table:style-name="Table6.A2" office:value-type="string">
            <text:p text:style-name="Table_20_Contents"><text:span text:style-name="Ruby_20_Literal">entry.details</text:span></text:p>
          </table:table-cell>
        </table:table-row>
        <table:table-row>
          <table:table-cell table:style-name="Table6.A2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text:line-break/>if section.type == "EducationSection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Standard"><text:span text:style-name="Ruby_20_Code">i = 0</text:span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Standard"><text:span text:style-name="Ruby_20_Code">section.entries.each do |entry|</text:span></text:p>
          </table:table-cell>
          <table:covered-table-cell/>
          <table:covered-table-cell/>
        </table:table-row>
        <table:table-row>
          <table:table-cell table:style-name="Table1.A4" office:value-type="string">
            <text:p text:style-name="P3"><text:span text:style-name="Ruby_20_Code">if i == 0</text:span></text:p>
            <text:p text:style-name="P3"><text:span text:style-name="Ruby_20_Literal">span("sectionName",section.name.upcase)</text:span></text:p>
            <text:p text:style-name="P3"><text:span text:style-name="Ruby_20_Code">end</text:span></text:p>
          </table:table-cell>
          <table:table-cell table:style-name="Table1.A4" office:value-type="string">
            <text:p text:style-name="Standard"><text:span text:style-name="Ruby_20_Literal">span("style1", entry.name)</text:span></text:p>
            <text:p text:style-name="Standard"><text:span text:style-name="Ruby_20_Literal">span("style2", get_studies([entry.qualification, entry.specialization]))</text:span></text:p>
          </table:table-cell>
          <table:table-cell table:style-name="Table1.A2" office:value-type="string">
            <text:p text:style-name="P1"><text:span text:style-name="Ruby_20_Literal">get_dates([entry.start_date, entry.end_date])</text:span></text:p>
            <text:p text:style-name="P1"><text:span text:style-name="Ruby_20_Literal">entry.location</text:span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2" table:number-columns-spanned="2" office:value-type="string">
            <text:p text:style-name="Standard"><text:span text:style-name="Ruby_20_Literal">span("style2", get_gpa(entry.gpa))</text:span></text:p>
            <text:p text:style-name="Text_20_body.entryBreak"><text:span text:style-name="Ruby_20_Literal"/>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Table_20_Contents"><text:span text:style-name="Ruby_20_Code">i=i+1</text:span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><text:span text:style-name="Ruby_20_Code">end</text:span></text:p>
          </table:table-cell>
          <table:covered-table-cell/>
          <table:covered-table-cell/>
        </table:table-row>
      </table:table>
      <text:p text:style-name="Standard"><text:span text:style-name="Ruby_20_Code">end<text:line-break/>if section.type == "WorkExperienceSection"</text:span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Standard"><text:span text:style-name="Ruby_20_Code">i = 0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Standard"><text:span text:style-name="Ruby_20_Code">section.entries.each do |entry|</text:span></text:p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3"><text:span text:style-name="Ruby_20_Code">if i == 0</text:span></text:p>
            <text:p text:style-name="P3"><text:span text:style-name="Ruby_20_Literal">span("sectionName",section.name.upcase)</text:span></text:p>
            <text:p text:style-name="P3"><text:span text:style-name="Ruby_20_Code">end</text:span></text:p>
          </table:table-cell>
          <table:table-cell table:style-name="Table2.A4" office:value-type="string">
            <text:p text:style-name="Standard"><text:span text:style-name="Ruby_20_Literal">span("style1",entry.name)</text:span></text:p>
            <text:p text:style-name="Standard"><text:span text:style-name="Ruby_20_Literal">span("style2",entry.title)</text:span></text:p>
          </table:table-cell>
          <table:table-cell table:style-name="Table2.A2" office:value-type="string">
            <text:p text:style-name="P1"><text:span text:style-name="Ruby_20_Literal">get_dates([entry.start_date, entry.end_date])</text:span></text:p>
            <text:p text:style-name="P1"><text:span text:style-name="Ruby_20_Literal">entry.location</text:span></text:p>
          </table:table-cell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A2" table:number-columns-spanned="2" office:value-type="string">
            <text:p text:style-name="Standard"><text:span text:style-name="Ruby_20_Literal">entry.details</text:span></text:p>
            <text:p text:style-name="Text_20_body.entryBreak"><text:span text:style-name="Ruby_20_Literal"/></text:p>
          </table:table-cell>
          <table:covered-table-cell/>
        </table:table-row>
        <table:table-row>
          <table:table-cell table:style-name="Table2.A2" table:number-columns-spanned="3" office:value-type="string">
            <text:p text:style-name="Table_20_Contents"><text:span text:style-name="Ruby_20_Code">i=i+1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Standard"><text:span text:style-name="Ruby_20_Code">end</text:span></text:p>
          </table:table-cell>
          <table:covered-table-cell/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PersonalDetailsSection"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3.A2" office:value-type="string">
            <text:p text:style-name="P4"><text:span text:style-name="Ruby_20_Literal">span("personName",entry.name)</text:span></text:p>
            <text:p text:style-name="P2"><text:span text:style-name="Ruby_20_Literal">line_break([get_string([address.address_1, address.address_2]), get_string([address.city, address.state, address.postal_code, address.country]), address.website, get_string([get_phone_number(address.phone_number), get_fax_number(address.fax_number), address.email])])</text:span></text:p>
          </table:table-cell>
        </table:table-row>
        <table:table-row>
          <table:table-cell table:style-name="Table3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Standard"><text:span text:style-name="Ruby_20_Code">if section.type == "ReferenceSection"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Horizontal_20_Line"/>
          </table:table-cell>
          <table:covered-table-cell/>
        </table:table-row>
        <table:table-row>
          <table:table-cell table:style-name="Table5.A2" table:number-columns-spanned="2" office:value-type="string">
            <text:p text:style-name="Standard"><text:span text:style-name="Ruby_20_Code">i = 0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Standard"><text:span text:style-name="Ruby_20_Code">section.entries.each do |entry|</text:span></text:p>
          </table:table-cell>
          <table:covered-table-cell/>
        </table:table-row>
        <table:table-row>
          <table:table-cell table:style-name="Table5.A4" office:value-type="string">
            <text:p text:style-name="P3"><text:span text:style-name="Ruby_20_Code">if i == 0</text:span></text:p>
            <text:p text:style-name="P3"><text:span text:style-name="Ruby_20_Literal">span("sectionName",section.name.upcase)</text:span></text:p>
            <text:p text:style-name="P3"><text:span text:style-name="Ruby_20_Code">end</text:span></text:p>
          </table:table-cell>
          <table:table-cell table:style-name="Table5.A2" office:value-type="string">
            <text:p text:style-name="P3"><text:span text:style-name="Ruby_20_Literal">line_break get_reference_array entry</text:span></text:p>
            <text:p text:style-name="Text_20_body.entryBreak"><text:span text:style-name="Ruby_20_Literal"/></text:p>
          </table:table-cell>
        </table:table-row>
        <table:table-row>
          <table:table-cell table:style-name="Table5.A2" table:number-columns-spanned="2" office:value-type="string">
            <text:p text:style-name="Table_20_Contents"><text:span text:style-name="Ruby_20_Code">i=i+1</text:span></text:p>
          </table:table-cell>
          <table:covered-table-cell/>
        </table:table-row>
        <table:table-row>
          <table:table-cell table:style-name="Table5.A2" table:number-columns-spanned="2" office:value-type="string">
            <text:p text:style-name="Standard"><text:span text:style-name="Ruby_20_Code">end</text:span></text:p>
          </table:table-cell>
          <table:covered-table-cell/>
        </table:table-row>
      </table:table>
      <text:p text:style-name="Standard"><text:span text:style-name="Ruby_20_Code">end</text:span></text:p>
      <text:p text:style-name="Text_20_body.sectionBreak"><text:span text:style-name="Ruby_20_Code"/></text:p>
      <text:p text:style-name="Standard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3" svg:font-family="Times, Sherif" style:font-adornments="Bold"/>
    <style:font-face style:name="Times1" svg:font-family="Times, Sherif" style:font-adornments="Italic"/>
    <style:font-face style:name="Times2" svg:font-family="Times, Serif" style:font-adornments="Bold" style:font-family-generic="roman"/>
    <style:font-face style:name="Times" svg:font-family="Times, Serif" style:font-adornments="Regular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Times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cm" fo:line-height="0.254cm" fo:background-color="transparent" style:border-line-width-bottom="0.002cm 0.035cm 0.002cm" fo:padding="0cm" fo:border-left="none" fo:border-right="none" fo:border-top="none" fo:border-bottom="0.039cm double #000000" style:shadow="none" text:number-lines="false" text:line-number="0" style:join-border="false">
        <style:tab-stops/>
        <style:background-image/>
      </style:paragraph-properties>
      <style:text-properties fo:font-size="6pt" style:font-size-asian="6pt" style:font-size-complex="6pt"/>
    </style:style>
    <style:style style:name="Text_20_body.sectionBreak" style:display-name="Text body.sectionBreak" style:family="paragraph" style:parent-style-name="Text_20_body">
      <style:paragraph-properties fo:margin-top="0.025cm" fo:margin-bottom="0.025cm" fo:line-height="0.254cm"/>
      <style:text-properties fo:font-size="2pt"/>
    </style:style>
    <style:style style:name="Text_20_body.entryBreak" style:display-name="Text body.entryBreak" style:family="paragraph" style:parent-style-name="Text_20_body">
      <style:paragraph-properties fo:margin-top="0.025cm" fo:margin-bottom="0.025cm"/>
      <style:text-properties fo:font-size="2pt"/>
    </style:style>
    <style:style style:name="Ruby_20_Code" style:display-name="Ruby Code" style:family="text">
      <style:text-properties fo:background-color="#ccffff"/>
    </style:style>
    <style:style style:name="Ruby_20_Value" style:display-name="Ruby Value" style:family="text" style:parent-style-name="Ruby_20_Code">
      <style:text-properties fo:background-color="#944794"/>
    </style:style>
    <style:style style:name="Ruby_20_Literal" style:display-name="Ruby Literal" style:family="text" style:parent-style-name="Ruby_20_Value">
      <style:text-properties fo:background-color="#99ccff"/>
    </style:style>
    <style:style style:name="sectionName" style:family="text">
      <style:text-properties fo:text-transform="uppercase" style:font-name="Times2" fo:font-size="10pt" fo:font-weight="bold" fo:background-color="transparent"/>
    </style:style>
    <style:style style:name="personName" style:family="text">
      <style:text-properties fo:font-size="14pt" fo:font-weight="bold"/>
    </style:style>
    <style:style style:name="style2" style:family="text">
      <style:text-properties style:font-name="Times1" fo:font-size="10pt" fo:font-style="italic"/>
    </style:style>
    <style:style style:name="style1" style:family="text">
      <style:text-properties style:font-name="Times3" fo:font-size="10pt" fo:font-weight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jay Kumar</meta:initial-creator>
    <meta:creation-date>2008-01-14T16:52:05</meta:creation-date>
    <dc:date>2008-09-27T21:01:59</dc:date>
    <dc:language>en-US</dc:language>
    <meta:editing-cycles>372</meta:editing-cycles>
    <meta:editing-duration>PT7H44M31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53" meta:word-count="164" meta:character-count="1338"/>
  </office:meta>
</office:document-meta>
</file>